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nux Libertine" svg:font-family="'Linux Libertine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2aef60" officeooo:paragraph-rsid="002aef60"/>
    </style:style>
    <style:style style:name="P2" style:family="paragraph" style:parent-style-name="Standard">
      <style:text-properties officeooo:rsid="002c9cf0" officeooo:paragraph-rsid="00246444"/>
    </style:style>
    <style:style style:name="P3" style:family="paragraph" style:parent-style-name="Heading_20_1">
      <style:text-properties officeooo:rsid="002aef60" officeooo:paragraph-rsid="002aef60"/>
    </style:style>
    <style:style style:name="P4" style:family="paragraph" style:parent-style-name="Standard" style:list-style-name="L1">
      <style:text-properties officeooo:rsid="0020f8f3" officeooo:paragraph-rsid="0020f8f3"/>
    </style:style>
    <style:style style:name="P5" style:family="paragraph" style:parent-style-name="Standard" style:list-style-name="L1">
      <style:text-properties officeooo:rsid="0020a1ef" officeooo:paragraph-rsid="0023ac08"/>
    </style:style>
    <style:style style:name="P6" style:family="paragraph" style:parent-style-name="Standard" style:list-style-name="L1">
      <style:text-properties officeooo:rsid="00227e4c" officeooo:paragraph-rsid="00227e4c"/>
    </style:style>
    <style:style style:name="P7" style:family="paragraph" style:parent-style-name="Standard" style:list-style-name="L1">
      <style:text-properties officeooo:rsid="00246444" officeooo:paragraph-rsid="00246444"/>
    </style:style>
    <style:style style:name="P8" style:family="paragraph" style:parent-style-name="Standard" style:list-style-name="L2">
      <style:text-properties officeooo:paragraph-rsid="002aef60"/>
    </style:style>
    <style:style style:name="P9" style:family="paragraph" style:parent-style-name="Text_20_body" style:list-style-name="L1">
      <style:text-properties officeooo:rsid="0020a1ef" officeooo:paragraph-rsid="0020a1ef"/>
    </style:style>
    <style:style style:name="P10" style:family="paragraph" style:parent-style-name="Text_20_body" style:list-style-name="L1">
      <style:text-properties officeooo:rsid="0020a1ef" officeooo:paragraph-rsid="00278a96"/>
    </style:style>
    <style:style style:name="P11" style:family="paragraph" style:parent-style-name="Text_20_body" style:list-style-name="L1">
      <style:text-properties officeooo:rsid="0025e9e9" officeooo:paragraph-rsid="0025e9e9"/>
    </style:style>
    <style:style style:name="P12" style:family="paragraph" style:parent-style-name="Text_20_body" style:list-style-name="L1">
      <style:text-properties officeooo:rsid="0025e9e9" officeooo:paragraph-rsid="00278a96"/>
    </style:style>
    <style:style style:name="P13" style:family="paragraph" style:parent-style-name="Text_20_body" style:list-style-name="L1">
      <style:text-properties officeooo:rsid="0020f8f3" officeooo:paragraph-rsid="0020f8f3"/>
    </style:style>
    <style:style style:name="P14" style:family="paragraph" style:parent-style-name="Text_20_body" style:list-style-name="L1">
      <style:text-properties officeooo:rsid="00227e4c" officeooo:paragraph-rsid="00227e4c"/>
    </style:style>
    <style:style style:name="P15" style:family="paragraph" style:parent-style-name="Text_20_body" style:list-style-name="L2">
      <style:text-properties officeooo:paragraph-rsid="002aef60"/>
    </style:style>
    <style:style style:name="T1" style:family="text">
      <style:text-properties officeooo:rsid="0023ac0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ac08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evant Radiant Systems Research for R2 Project</text:p>
      <text:h text:style-name="Heading_20_1" text:outline-level="1">Modeling Radiant System with EnergyPlus</text:h>
      <text:list xml:id="list2989188672" text:style-name="L1">
        <text:list-item>
          <text:p text:style-name="P9">Simple panel model</text:p>
          <text:list>
            <text:list-item>
              <text:p text:style-name="P9"><text:a xlink:type="simple" xlink:href="https://energyplus.net/assets/nrel_custom/pdfs/pdfs_v23.2.0/EngineeringReference.pdf" text:style-name="Internet_20_link" text:visited-style-name="Visited_20_Internet_20_Link">https://energyplus.net/assets/nrel_custom/pdfs/pdfs_v23.2.0/EngineeringReference.pdf</text:a></text:p>
              <text:list>
                <text:list-item>
                  <text:p text:style-name="P9">pg 1399</text:p>
                </text:list-item>
              </text:list>
            </text:list-item>
            <text:list-item>
              <text:p text:style-name="P9"><text:a xlink:type="simple" xlink:href="https://energyplus.net/assets/nrel_custom/pdfs/pdfs_v23.2.0/InputOutputReference.pdf" text:style-name="Internet_20_link" text:visited-style-name="Visited_20_Internet_20_Link">https://energyplus.net/assets/nrel_custom/pdfs/pdfs_v23.2.0/InputOutputReference.pdf</text:a></text:p>
              <text:list>
                <text:list-item>
                  <text:p text:style-name="P11">pg 14</text:p>
                </text:list-item>
              </text:list>
            </text:list-item>
          </text:list>
        </text:list-item>
        <text:list-item>
          <text:p text:style-name="P13">Low temperature radiant system model</text:p>
          <text:list>
            <text:list-item>
              <text:p text:style-name="P13"><text:a xlink:type="simple" xlink:href="https://energyplus.net/assets/nrel_custom/pdfs/pdfs_v23.2.0/EngineeringReference.pdf" text:style-name="Internet_20_link" text:visited-style-name="Visited_20_Internet_20_Link">https://energyplus.net/assets/nrel_custom/pdfs/pdfs_v23.2.0/EngineeringReference.pdf</text:a></text:p>
              <text:list>
                <text:list-item>
                  <text:p text:style-name="P13">pg 1365</text:p>
                </text:list-item>
              </text:list>
            </text:list-item>
            <text:list-item>
              <text:p text:style-name="P10"><text:a xlink:type="simple" xlink:href="https://energyplus.net/assets/nrel_custom/pdfs/pdfs_v23.2.0/InputOutputReference.pdf" text:style-name="Internet_20_link" text:visited-style-name="Visited_20_Internet_20_Link">https://energyplus.net/assets/nrel_custom/pdfs/pdfs_v23.2.0/InputOutputReference.pdf</text:a></text:p>
              <text:list>
                <text:list-item>
                  <text:p text:style-name="P12">pg 14</text:p>
                </text:list-item>
              </text:list>
            </text:list-item>
            <text:list-item>
              <text:p text:style-name="P4"><text:span text:style-name="T3">Low temperature radiant model</text:span><text:span text:style-name="T1"> – </text:span>Strand, R.K., Baumgartner, K.T., 2005. Modeling radiant heating and cooling systems: Integration with a whole-building simulation program. Energy and Buildings 37, 389–397. <text:a xlink:type="simple" xlink:href="https://doi.org/10.1016/j.enbuild.2004.07.009" text:style-name="Internet_20_link" text:visited-style-name="Visited_20_Internet_20_Link">https://doi.org/10.1016/j.enbuild.2004.07.009</text:a></text:p>
            </text:list-item>
            <text:list-item>
              <text:p text:style-name="P5"><text:span text:style-name="T2">New controls for the low temperature radiant systems</text:span> – Strand, R.K., 2022. Recent energy simulation model enhancements for radiant systems. Energy and Buildings 268, 112237. <text:a xlink:type="simple" xlink:href="https://doi.org/10.1016/j.enbuild.2022.112237" text:style-name="Internet_20_link" text:visited-style-name="Visited_20_Internet_20_Link">https://doi.org/10.1016/j.enbuild.2022.112237</text:a></text:p>
            </text:list-item>
          </text:list>
        </text:list-item>
        <text:list-item>
          <text:p text:style-name="P14">Baseboard model</text:p>
          <text:list>
            <text:list-item>
              <text:p text:style-name="P14"><text:a xlink:type="simple" xlink:href="https://energyplus.net/assets/nrel_custom/pdfs/pdfs_v23.2.0/EngineeringReference.pdf" text:style-name="Internet_20_link" text:visited-style-name="Visited_20_Internet_20_Link">https://energyplus.net/assets/nrel_custom/pdfs/pdfs_v23.2.0/EngineeringReference.pdf</text:a></text:p>
              <text:list>
                <text:list-item>
                  <text:p text:style-name="P14">pg 1017</text:p>
                </text:list-item>
                <text:list-item>
                  <text:p text:style-name="P6">Kang, D., Strand, R., 2010. A new model for calculating the convective and radiant impact of radiators and baseboards in Energyplus, in: Simbuild 2010: Fourth National Conference of IBPSA-USA. Presented at the Simbuild 2010: Fourth National Conference of IBPSA-USA, New York City, pp. 185–192.</text:p>
                </text:list-item>
              </text:list>
            </text:list-item>
          </text:list>
        </text:list-item>
        <text:list-item>
          <text:p text:style-name="P7">Modeling radiant ceiling panels</text:p>
          <text:list>
            <text:list-item>
              <text:p text:style-name="P7">modeling radiant ceiling panels with low temperature radiant systems: <text:a xlink:type="simple" xlink:href="https://unmethours.com/question/2344/how-to-model-ceiling-radiant-panels/" text:style-name="Internet_20_link" text:visited-style-name="Visited_20_Internet_20_Link">https://unmethours.com/question/2344/how-to-model-ceiling-radiant-panels/</text:a></text:p>
            </text:list-item>
            <text:list-item>
              <text:p text:style-name="P7">ideal radiant systems: <text:a xlink:type="simple" xlink:href="https://unmethours.com/question/87683/how-can-i-create-an-ideal-radiant-heating-andor-cooling-system/" text:style-name="Internet_20_link" text:visited-style-name="Visited_20_Internet_20_Link">https://unmethours.com/question/87683/how-can-i-create-an-ideal-radiant-heating-andor-cooling-system/</text:a></text:p>
            </text:list-item>
            <text:list-item>
              <text:p text:style-name="P7">ASHRAE, ANSI/ASHRAE Standard 140: Standard Method of Test Fort the Evaluation of Building Energy Analysis Computer Program, ASHRAE, Atlanta, GA, 2007.</text:p>
            </text:list-item>
          </text:list>
        </text:list-item>
      </text:list>
      <text:p text:style-name="P2"/>
      <text:h text:style-name="P3" text:outline-level="1"><text:soft-page-break/>Radiant System Controls</text:h>
      <text:list xml:id="list1491556576" text:style-name="L2">
        <text:list-item>
          <text:p text:style-name="P8">Raftery, P., Duarte, C., Schiavon, S., Bauman, F., 2017. A new control strategy for high thermal mass radiant systems, in: Proceedings of Building Simulation 2017. Presented at the Building Simulation 2017, San Francisco, USA.</text:p>
        </text:list-item>
        <text:list-item>
          <text:p text:style-name="P8">Paliaga, G., Farahmand, F., Raftery, P., Woolley, J., 2017. TABS Radiant Cooling Design and Control in North America: Results from Expert Interviews. UC Berkeley: Center for the Built Environment., California, USA.</text:p>
        </text:list-item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nux Libertine" svg:font-family="'Linux Libertine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nux Libertine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nux Libertine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nux Libertine" fo:font-family="'Linux Libertine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nux Libertine" fo:font-family="'Linux Libertine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nux Libertine" fo:font-family="'Linux Libertine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" fo:font-family="'Linux Libertine'"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5:35:15.232382252</meta:creation-date>
    <dc:date>2024-03-29T15:46:35.357224122</dc:date>
    <meta:editing-duration>PT4H54M21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26" meta:word-count="267" meta:character-count="2307" meta:non-whitespace-character-count="2090"/>
  </office:meta>
</office:document-meta>
</file>